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svg:stroke-color="#ff3333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color="#ff3333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3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3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3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4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3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3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  <draw:frame draw:style-name="gr5" draw:text-style-name="P3" draw:layer="layout" svg:width="5.176cm" svg:height="1.356cm" svg:x="8.959cm" svg:y="24.606cm">
          <draw:text-box>
            <text:p><text:span text:style-name="T2">Back 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17:16:39.571950927</dc:date>
    <dc:creator>elucterio </dc:creator>
    <meta:editing-duration>PT51M35S</meta:editing-duration>
    <meta:editing-cycles>6</meta:editing-cycles>
    <meta:generator>LibreOffice/4.2.8.2$Linux_X86_64 LibreOffice_project/420m0$Build-2</meta:generator>
    <meta:document-statistic meta:object-count="38"/>
  </office:meta>
</office:document-meta>
</file>